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5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T3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5" style:family="text">
      <style:text-properties style:use-window-font-color="true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6" style:family="text">
      <style:text-properties style:use-window-font-color="true" style:font-name="ArialMT" fo:font-size="27pt" fo:font-weight="bold" style:font-name-asian="ArialMT" style:font-size-asian="27pt" style:font-weight-asian="bold" style:font-name-complex="ArialMT" style:font-size-complex="27pt" style:font-weight-complex="bold"/>
    </style:style>
    <style:style style:name="T7" style:family="text">
      <style:text-properties style:use-window-font-color="true" style:font-name="ArialMT" style:font-name-asian="ArialMT" style:font-name-complex="ArialMT"/>
    </style:style>
    <style:style style:name="T8" style:family="text"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ArialMT" fo:font-size="14pt" style:font-name-asian="ArialMT" style:font-size-asian="14pt" style:font-name-complex="ArialMT" style:font-size-complex="14pt"/>
    </style:style>
    <style:style style:name="T10" style:family="text">
      <style:text-properties style:use-window-font-color="true" style:font-name="ArialMT" fo:font-weight="bold" style:font-name-asian="ArialMT" style:font-weight-asian="bold" style:font-name-complex="ArialMT" style:font-weight-complex="bold"/>
    </style:style>
    <style:style style:name="T11" style:family="text">
      <style:text-properties style:use-window-font-color="true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T12" style:family="text"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13" style:family="text"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T14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15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16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7" style:family="text"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18" style:family="text">
      <style:text-properties style:use-window-font-color="true" style:font-name="Helvetica" fo:font-size="8pt" style:font-name-asian="Helvetica" style:font-size-asian="8pt" style:font-name-complex="Helvetica" style:font-size-complex="8pt"/>
    </style:style>
    <style:style style:name="T19" style:family="text">
      <style:text-properties style:use-window-font-color="true" style:font-name="Helvetica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20" style:family="text">
      <style:text-properties style:use-window-font-color="true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21" style:family="text">
      <style:text-properties style:use-window-font-color="true" style:font-name="Helvetica" fo:font-size="9pt" fo:font-weight="bold" style:font-name-asian="Helvetica" style:font-size-asian="9pt" style:font-weight-asian="bold" style:font-name-complex="Helvetica" style:font-size-complex="9pt" style:font-weight-complex="bold"/>
    </style:style>
    <style:style style:name="T22" style:family="text">
      <style:text-properties style:use-window-font-color="true" style:font-name="Helvetica" style:font-name-asian="Helvetica" style:font-name-complex="Helvetica"/>
    </style:style>
    <style:style style:name="T23" style:family="text">
      <style:text-properties style:use-window-font-color="true" style:font-name="Helvetica" fo:font-weight="bold" style:font-name-asian="Helvetica" style:font-weight-asian="bold" style:font-name-complex="Helvetica" style:font-weight-complex="bold"/>
    </style:style>
    <style:style style:name="T24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25" style:family="text">
      <style:text-properties style:use-window-font-color="true" style:font-name-asian="ArialMT" style:font-name-complex="ArialMT"/>
    </style:style>
    <style:style style:name="T26" style:family="text">
      <style:text-properties style:use-window-font-color="true" style:font-name-asian="Helvetica" style:font-name-complex="Helvetica"/>
    </style:style>
    <style:style style:name="T27" style:family="text">
      <style:text-properties style:use-window-font-color="true" fo:font-weight="bold" style:font-name-asian="Helvetica" style:font-weight-asian="bold" style:font-name-complex="Helvetica" style:font-weight-complex="bold"/>
    </style:style>
    <style:style style:name="T28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29" style:family="text">
      <style:text-properties style:use-window-font-color="true" fo:font-weight="normal" style:font-name-asian="ArialMT" style:font-weight-asian="normal" style:font-name-complex="ArialMT" style:font-weight-complex="normal"/>
    </style:style>
    <style:style style:name="T30" style:family="text">
      <style:text-properties style:use-window-font-color="true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31" style:family="text">
      <style:text-properties style:use-window-font-color="true" fo:font-size="12pt" style:font-name-asian="Helvetica" style:font-size-asian="12pt" style:font-name-complex="Helvetica" style:font-size-complex="12pt"/>
    </style:style>
    <style:style style:name="T32" style:family="text">
      <style:text-properties style:use-window-font-color="true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T33" style:family="text">
      <style:text-properties style:use-window-font-color="true" fo:font-size="8pt" fo:font-weight="bold" style:font-name-asian="Helvetica" style:font-size-asian="8pt" style:font-weight-asian="bold" style:font-name-complex="Helvetica" style:font-size-complex="8pt" style:font-weight-complex="bold"/>
    </style:style>
    <style:style style:name="T34" style:family="text">
      <style:text-properties style:font-name="ArialMT"/>
    </style:style>
    <style:style style:name="T35" style:family="text">
      <style:text-properties fo:font-size="12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style:font-name-asian="ArialMT"/>
    </style:style>
    <style:style style:name="T38" style:family="text">
      <style:text-properties style:font-size-asian="12pt"/>
    </style:style>
    <style:style style:name="T39" style:family="text">
      <style:text-properties style:font-name-complex="ArialMT"/>
    </style:style>
    <style:style style:name="T40" style:family="text">
      <style:text-properties style:font-size-complex="12pt"/>
    </style:style>
    <style:style style:name="T41" style:family="text">
      <style:text-properties fo:font-weight="normal"/>
    </style:style>
    <style:style style:name="T42" style:family="text">
      <style:text-properties style:font-weight-asian="normal"/>
    </style:style>
    <style:style style:name="T43" style:family="text">
      <style:text-properties style:font-weight-complex="normal"/>
    </style:style>
    <style:style style:name="T44" style:family="text">
      <style:text-properties fo:font-size="14pt"/>
    </style:style>
    <style:style style:name="T45" style:family="text">
      <style:text-properties style:font-size-asian="14pt"/>
    </style:style>
    <style:style style:name="T46" style:family="text">
      <style:text-properties style:font-size-complex="14pt"/>
    </style:style>
    <style:style style:name="T47" style:family="text">
      <style:text-properties fo:language="sv" fo:country="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<text:s text:c="63"/></text:span></text:p>
      <text:p text:style-name="P5"><text:span text:style-name="T2">Sida 1<text:tab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2">Styrelsen för</text:span><text:span text:style-name="T15"> </text:span></text:p>
      <text:p text:style-name="P4"><text:span text:style-name="T5">Amber Biosciences AB</text:span><text:span text:style-name="T16"> </text:span></text:p>
      <text:p text:style-name="P4"><text:span text:style-name="T3">Org nr 556755-7763</text:span><text:span text:style-name="T16"> 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får härmed avge</text:span></text:p>
      <text:p text:style-name="P4"><text:span text:style-name="T16"><text:s/></text:span></text:p>
      <text:p text:style-name="P4"><text:span text:style-name="T6">Årsredovisning</text:span><text:span text:style-name="T16"> </text:span></text:p>
      <text:p text:style-name="P4"><text:span text:style-name="T3"/></text:p>
      <text:p text:style-name="P4"><text:span text:style-name="T3">för räkenskapsåret 11 April 2008 - 30 <text:s/>April 2009</text:span><text:span text:style-name="T16"> </text:span></text:p>
      <text:p text:style-name="P4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tab/><text:tab/><text:tab/><text:tab/></text:span>Innehåll:<text:tab/><text:tab/><text:tab/><text:tab/><text:tab/><text:tab/><text:tab/><text:tab/><text:tab/><text:span text:style-name="T4">sida</text:span><text:span text:style-name="T16"> </text:span></text:p>
      <text:p text:style-name="P1"><text:span text:style-name="T4"><text:tab/><text:tab/><text:tab/><text:tab/></text:span></text:p>
      <text:p text:style-name="P1"><text:span text:style-name="T4"><text:tab/><text:tab/><text:tab/><text:tab/>Förvaltningsberättelse <text:tab/><text:tab/><text:tab/><text:tab/><text:tab/><text:tab/> <text:s text:c="3"/>2</text:span><text:span text:style-name="T16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16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16"> </text:span></text:p>
      <text:p text:style-name="P1"><text:span text:style-name="T4"><text:tab/><text:tab/><text:tab/><text:tab/>Redovisningsprinciper </text:span>och<text:span text:style-name="T16"> </text:span><text:span text:style-name="T4">noter <text:s/><text:tab/><text:tab/><text:tab/><text:tab/> <text:s text:c="3"/>5</text:span><text:span text:style-name="T16"> </text:span></text:p>
      <text:p text:style-name="P1"><text:span text:style-name="T4"><text:tab/><text:tab/><text:tab/><text:tab/>Underskrifter <text:tab/><text:tab/><text:tab/><text:tab/><text:tab/><text:tab/><text:tab/><text:tab/> <text:s text:c="3"/>6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/></text:p>
      <text:p text:style-name="P6"><text:span text:style-name="T4">Amber Biosciences AB<text:tab/><text:tab/><text:tab/><text:tab/>Årsredovisning</text:span><text:span text:style-name="T2"><text:tab/><text:tab/><text:tab/><text:tab/>Sida 2</text:span></text:p>
      <text:p text:style-name="P6"><text:span text:style-name="T2">Org.nr: 556755-7763<text:tab/><text:tab/><text:tab/><text:tab/><text:tab/>080411-090430<text:tab/></text:span></text:p>
      <text:p text:style-name="P6"><text:span text:style-name="T2"/></text:p>
      <text:p text:style-name="P6"><text:span text:style-name="T2"/></text:p>
      <text:p text:style-name="P15"><text:span text:style-name="T10"><text:tab/><text:tab/><text:tab/><text:tab/><text:tab/><text:tab/>Förvaltningsberättelse</text:span></text:p>
      <text:p text:style-name="P6"><text:span text:style-name="T2"/></text:p>
      <text:p text:style-name="P6"><text:span text:style-name="T4"/></text:p>
      <text:p text:style-name="P6"><text:span text:style-name="T4"/></text:p>
      <text:p text:style-name="P6"><text:span text:style-name="T4">Information om verksamheten</text:span></text:p>
      <text:p text:style-name="P7"><text:span text:style-name="T2"/></text:p>
      <text:p text:style-name="P6"><text:span text:style-name="T2">Amber Biosciences AB grundades i April 2008 av Ann-Sofie Albrekt, Björn Canbäck </text:span></text:p>
      <text:p text:style-name="P6"><text:span text:style-name="T2">och Morten Krogh, som alla har erfarenhet inom bioinformatik och statistisk analys av</text:span></text:p>
      <text:p text:style-name="P6"><text:span text:style-name="T2">biologiske data. Affärsmodellen er at sälje konsulttjänster til universitets forskare och </text:span></text:p>
      <text:p text:style-name="P6"><text:span text:style-name="T2">till biotek företag. Tjänsterne består av bioinformatisk och statistisk analys av data. <text:s/></text:span></text:p>
      <text:p text:style-name="P7"><text:span text:style-name="T2"/></text:p>
      <text:p text:style-name="P7"><text:span text:style-name="T2"/></text:p>
      <text:p text:style-name="P7"><text:span text:style-name="T2">Väsentliga händelser under räkenskapsåret</text:span></text:p>
      <text:p text:style-name="P7"><text:span text:style-name="T2"/></text:p>
      <text:p text:style-name="P6"><text:span text:style-name="T2">Räkenskapsåret var Amber Biosciences första år. Gennom web side och personliga kontakter, skaffades et antal kunder. Ambers arbetskraft var de tre grundare, som </text:span></text:p>
      <text:p text:style-name="P6"><text:span text:style-name="T2">jobbade utan lön, och själv utförte al analys för kunderne. </text:span></text:p>
      <text:p text:style-name="P6"><text:span text:style-name="T2"/></text:p>
      <text:p text:style-name="P6"><text:span text:style-name="T2">Amber Bioscience har också jobbat på at utveckla en web applikation.</text:span></text:p>
      <text:p text:style-name="P7"><text:span text:style-name="T2"/></text:p>
      <text:p text:style-name="P7"><text:span text:style-name="T2"/></text:p>
      <text:p text:style-name="P7"><text:span text:style-name="T2">Väsentliga händelser efter räkenskapsårets utgång</text:span></text:p>
      <text:p text:style-name="P7"><text:span text:style-name="T2"/></text:p>
      <text:p text:style-name="P6"><text:span text:style-name="T2">Företaget har fortsat med samma affärsmodel, och der er ingen väsentliga </text:span></text:p>
      <text:p text:style-name="P6"><text:span text:style-name="T2">ändringer i forhold til det första räkenskapsår. </text:span></text:p>
      <text:p text:style-name="P7"><text:span text:style-name="T2"/></text:p>
      <text:p text:style-name="P7"><text:span text:style-name="T2"/></text:p>
      <text:p text:style-name="P7"><text:span text:style-name="T2">Framtida utveckling</text:span></text:p>
      <text:p text:style-name="P6"><text:span text:style-name="T2"/></text:p>
      <text:p text:style-name="P6"><text:span text:style-name="T2">Planen er at fortsätta med at erbjuda konsulttjänster til universiter och biotekföretag.</text:span></text:p>
      <text:p text:style-name="P6"><text:span text:style-name="T2">Utöver konsultdelen, planeres det at web applikationen bliver färdig och kan generere </text:span></text:p>
      <text:p text:style-name="P6"><text:span text:style-name="T2">omsättning. Möjligvis vil Amber Biosciences anställe ekstra personal.</text:span></text:p>
      <text:p text:style-name="P6"><text:span text:style-name="T4"/></text:p>
      <text:p text:style-name="P6"><text:span text:style-name="T4"/></text:p>
      <text:p text:style-name="P6"><text:span text:style-name="T4">Förslag till disposition beträffande bolagets vinst eller förlust</text:span><text:span text:style-name="T15"> </text:span></text:p>
      <text:p text:style-name="P8"><text:span text:style-name="T22"/></text:p>
      <text:p text:style-name="P10"><text:span text:style-name="T29">Styrelsen föreslår att till förfogande stående vinstmedel, kronor 72819,25, balanseras i ny räkning. Vad beträffar företagets resultat och ställning i övrigt, hänvisas till efterföljande resultat- och balansräkningar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4"/></text:p>
      <text:p text:style-name="P6"><text:span text:style-name="T4">Amber Biosciences AB<text:tab/><text:tab/><text:tab/><text:tab/>Årsredovisning</text:span><text:span text:style-name="T2"><text:tab/><text:tab/><text:tab/><text:tab/>Sida 3</text:span></text:p>
      <text:p text:style-name="P6"><text:span text:style-name="T2">Org.nr: 556755-7763<text:tab/><text:tab/><text:tab/><text:tab/><text:tab/>080411-090430<text:tab/></text:span></text:p>
      <text:p text:style-name="P6"><text:span text:style-name="T2"/></text:p>
      <text:p text:style-name="P7"><text:span text:style-name="T3"><text:tab/><text:tab/><text:tab/><text:tab/><text:tab/><text:tab/><text:tab/></text:span><text:span text:style-name="T9">Resultaträkning</text:span></text:p>
      <text:p text:style-name="P2"><text:span text:style-name="T2"/></text:p>
      <text:p text:style-name="P3"><text:span text:style-name="T25"/></text:p>
      <text:p text:style-name="P9"><text:span text:style-name="T26"><text:tab/><text:tab/><text:tab/><text:tab/><text:tab/><text:tab/><text:tab/><text:tab/><text:tab/><text:tab/><text:tab/><text:tab/><text:tab/><text:tab/>Period </text:span></text:p>
      <text:p text:style-name="P10"><text:span text:style-name="T27"/></text:p>
      <text:p text:style-name="P10"><text:span text:style-name="T27">RÖRELSENS INTÄKTER</text:span><text:span text:style-name="T28"> </text:span></text:p>
      <text:p text:style-name="P10"><text:span text:style-name="T27">Nettoomsättning</text:span><text:span text:style-name="T28"> </text:span></text:p>
      <text:p text:style-name="P10"><text:span text:style-name="T28"/></text:p>
      <text:p text:style-name="P10"><text:span text:style-name="T28"><text:s/>3011 <text:s/>Försäljning tillverkade produkter B inom Sverige, ored moms <text:tab/>118 250,00<text:tab/> </text:span></text:p>
      <text:p text:style-name="P10"><text:span text:style-name="T28"><text:s/>3740 <text:s/>Öres- och kronutjämning <text:tab/><text:tab/><text:tab/><text:tab/><text:tab/><text:tab/><text:tab/><text:tab/><text:tab/>1,59 </text:span></text:p>
      <text:p text:style-name="P10"><text:span text:style-name="T27"/></text:p>
      <text:p text:style-name="P10"><text:span text:style-name="T27">Summa nettoomsättning</text:span><text:span text:style-name="T28"> <text:tab/><text:tab/><text:tab/><text:tab/><text:tab/><text:tab/><text:tab/><text:tab/><text:tab/></text:span><text:span text:style-name="T27">118 251,59</text:span><text:span text:style-name="T28"> </text:span></text:p>
      <text:p text:style-name="P10"><text:span text:style-name="T27"/></text:p>
      <text:p text:style-name="P10"><text:span text:style-name="T27">SUMMA RÖRELSENS INTÄKTER</text:span><text:span text:style-name="T28"> <text:tab/><text:tab/><text:tab/><text:tab/><text:tab/><text:tab/><text:tab/><text:tab/></text:span><text:span text:style-name="T27">118 251,59</text:span><text:span text:style-name="T28"> </text:span><text:span text:style-name="T28"><text:s/></text:span></text:p>
      <text:p text:style-name="P10"><text:span text:style-name="T27"/></text:p>
      <text:p text:style-name="P10"><text:span text:style-name="T27">RÖRELSENS KOSTNADER<text:tab/><text:tab/><text:tab/><text:tab/><text:tab/><text:tab/><text:tab/><text:tab/><text:tab/><text:tab/>0,00</text:span><text:span text:style-name="T28"> </text:span></text:p>
      <text:p text:style-name="P10"><text:span text:style-name="T27"/></text:p>
      <text:p text:style-name="P10"><text:span text:style-name="T27">BRUTTOVINST</text:span><text:span text:style-name="T28"> <text:tab/><text:tab/><text:tab/><text:tab/><text:tab/><text:tab/><text:tab/><text:tab/><text:tab/><text:tab/><text:tab/></text:span><text:span text:style-name="T27">118 251,59</text:span></text:p>
      <text:p text:style-name="P10"><text:span text:style-name="T27"/></text:p>
      <text:p text:style-name="P10"><text:span text:style-name="T27">Övriga externa kostnader</text:span><text:span text:style-name="T28"> </text:span></text:p>
      <text:p text:style-name="P10"><text:span text:style-name="T28"><text:s/>5800 <text:s/>Resekostnader (gruppkonto) <text:tab/><text:tab/><text:tab/><text:tab/><text:tab/><text:tab/><text:tab/><text:tab/> <text:s text:c="5"/>-561,18 </text:span></text:p>
      <text:p text:style-name="P10"><text:span text:style-name="T28"><text:s/>6110 <text:s/>Kontorsmateriel <text:tab/><text:tab/><text:tab/><text:tab/><text:tab/><text:tab/><text:tab/><text:tab/><text:tab/><text:tab/> <text:s text:c="2"/>-1 034,40</text:span></text:p>
      <text:p text:style-name="P10"><text:span text:style-name="T28"><text:s/>6212 <text:s/>Mobiltelefon <text:tab/><text:tab/><text:tab/><text:tab/><text:tab/><text:tab/><text:tab/><text:tab/><text:tab/><text:tab/><text:tab/> <text:s text:c="5"/>-621,31 </text:span></text:p>
      <text:p text:style-name="P10"><text:span text:style-name="T28"><text:s/>6230 <text:s/>Datakommunikation <text:tab/><text:tab/><text:tab/><text:tab/><text:tab/><text:tab/><text:tab/><text:tab/><text:tab/> <text:s text:c="5"/>-447,00 </text:span></text:p>
      <text:p text:style-name="P10"><text:span text:style-name="T28"><text:s/>6540 <text:s/>IT-tjänster <text:tab/><text:tab/><text:tab/><text:tab/><text:tab/><text:tab/><text:tab/><text:tab/><text:tab/><text:tab/><text:tab/> <text:s text:c="2"/>-3 918,50</text:span></text:p>
      <text:p text:style-name="P10"><text:span text:style-name="T28"><text:s/>6570 <text:s/>Bankkostnader <text:tab/><text:tab/><text:tab/><text:tab/><text:tab/><text:tab/><text:tab/><text:tab/><text:tab/><text:tab/> <text:s text:c="2"/>-1 400,00 </text:span></text:p>
      <text:p text:style-name="P10"><text:span text:style-name="T28"><text:s/>6970 <text:s/>Tidningar, tidskrifter och facklitteratur <text:tab/><text:tab/><text:tab/><text:tab/><text:tab/><text:tab/> <text:s text:c="2"/>-1 597,84</text:span></text:p>
      <text:p text:style-name="P10"><text:span text:style-name="T28"/></text:p>
      <text:p text:style-name="P10"><text:span text:style-name="T27">Summa övriga externa kostnader</text:span><text:span text:style-name="T28"> <text:tab/><text:tab/><text:tab/><text:tab/><text:tab/><text:tab/><text:tab/><text:tab/> <text:s text:c="2"/></text:span><text:span text:style-name="T27">-9 580,23</text:span></text:p>
      <text:p text:style-name="P10"><text:span text:style-name="T27"/></text:p>
      <text:p text:style-name="P10"><text:span text:style-name="T27">Personalkostnader</text:span><text:span text:style-name="T28"> </text:span></text:p>
      <text:p text:style-name="P10"><text:span text:style-name="T28"><text:s/>7699 <text:s/>Övriga personalkostnader <text:tab/><text:tab/><text:tab/><text:tab/><text:tab/><text:tab/><text:tab/><text:tab/> <text:s text:c="2"/>-4 309,71</text:span></text:p>
      <text:p text:style-name="P10"><text:span text:style-name="T27">Summa personalkostnader</text:span><text:span text:style-name="T28"> <text:tab/><text:tab/><text:tab/><text:tab/><text:tab/><text:tab/><text:tab/><text:tab/><text:tab/> <text:s text:c="2"/></text:span><text:span text:style-name="T27">-4 309,71</text:span><text:span text:style-name="T28"> </text:span></text:p>
      <text:p text:style-name="P10"><text:span text:style-name="T27"/></text:p>
      <text:p text:style-name="P10"><text:span text:style-name="T27">Avskrivningar</text:span><text:span text:style-name="T28"> </text:span></text:p>
      <text:p text:style-name="P10"><text:span text:style-name="T28"><text:s/>7832 <text:s/>Avskrivningar på inventarier och verktyg <text:tab/><text:tab/><text:tab/><text:tab/><text:tab/> <text:s text:c="3"/>-3 223,80</text:span></text:p>
      <text:p text:style-name="P10"><text:span text:style-name="T27">Summa avskrivningar</text:span><text:span text:style-name="T28"> <text:tab/><text:tab/><text:tab/><text:tab/><text:tab/><text:tab/><text:tab/><text:tab/><text:tab/><text:tab/> <text:s text:c="3"/></text:span><text:span text:style-name="T27">-3 223,80</text:span></text:p>
      <text:p text:style-name="P10"><text:span text:style-name="T27">RÖRELSERESULTAT</text:span><text:span text:style-name="T28"> <text:tab/><text:tab/><text:tab/><text:tab/><text:tab/><text:tab/><text:tab/><text:tab/><text:tab/><text:tab/> </text:span><text:span text:style-name="T27">101 137,85</text:span></text:p>
      <text:p text:style-name="P10"><text:span text:style-name="T27">RESULTAT EFTER FINANSIELLA POSTER</text:span><text:span text:style-name="T28"> <text:tab/><text:tab/><text:tab/><text:tab/><text:tab/> <text:s text:c="11"/></text:span><text:span text:style-name="T27">101 137,85</text:span><text:span text:style-name="T28"> </text:span></text:p>
      <text:p text:style-name="P10"><text:span text:style-name="T27"/></text:p>
      <text:p text:style-name="P10"><text:span text:style-name="T27">Skatt</text:span><text:span text:style-name="T28"> </text:span></text:p>
      <text:p text:style-name="P10"><text:span text:style-name="T28"><text:s/>8910 <text:s/>Skatt på årets beskattningsbara resultat <text:tab/><text:tab/><text:tab/><text:tab/><text:tab/><text:tab/> <text:s/>-28 318,60 </text:span></text:p>
      <text:p text:style-name="P10"><text:span text:style-name="T27">Summa skatt</text:span><text:span text:style-name="T28"> <text:tab/><text:tab/><text:tab/><text:tab/><text:tab/><text:tab/><text:tab/><text:tab/><text:tab/><text:tab/><text:tab/><text:tab/> <text:s/></text:span><text:span text:style-name="T27">-28 318,60</text:span></text:p>
      <text:p text:style-name="P10"><text:span text:style-name="T27">Årets resultat</text:span><text:span text:style-name="T28"> </text:span></text:p>
      <text:p text:style-name="P10"><text:span text:style-name="T28"><text:s/>8999 <text:s/>Årets resultat <text:tab/><text:tab/><text:tab/><text:tab/><text:tab/><text:tab/><text:tab/><text:tab/><text:tab/><text:tab/><text:tab/> <text:s/>-72 819,25 </text:span></text:p>
      <text:p text:style-name="P10"><text:span text:style-name="T27">Summa årets resultat</text:span><text:span text:style-name="T28"> <text:tab/><text:tab/><text:tab/><text:tab/><text:tab/><text:tab/><text:tab/><text:tab/><text:tab/><text:tab/> <text:s/></text:span><text:span text:style-name="T27">-72 819,25</text:span><text:span text:style-name="T28"> </text:span></text:p>
      <text:p text:style-name="P10"><text:span text:style-name="T27">SUMMA RÖRELSENS KOSTNADER</text:span><text:span text:style-name="T28"> <text:tab/><text:tab/><text:tab/><text:tab/><text:tab/><text:tab/><text:tab/></text:span><text:span text:style-name="T27">-118 251,59</text:span></text:p>
      <text:p text:style-name="P10"><text:span text:style-name="T27">BERÄKNAT RESULTAT</text:span><text:span text:style-name="T28"> <text:tab/><text:tab/><text:tab/><text:tab/><text:tab/><text:tab/><text:tab/><text:tab/><text:tab/><text:tab/><text:tab/> </text:span><text:span text:style-name="T27">0,00</text:span><text:span text:style-name="T28"> </text:span></text:p>
      <text:p text:style-name="P9"><text:soft-page-break/><text:span text:style-name="T25"/></text:p>
      <text:p text:style-name="P6"><text:span text:style-name="T4">Amber Biosciences AB<text:tab/><text:tab/><text:tab/><text:tab/>Årsredovisning</text:span><text:span text:style-name="T2"><text:tab/><text:tab/><text:tab/><text:tab/>Sida 4</text:span></text:p>
      <text:p text:style-name="P12"><text:span text:style-name="T2">Org.nr: 556755-7763<text:tab/><text:tab/><text:tab/><text:tab/><text:tab/>080411-090430<text:tab/></text:span></text:p>
      <text:p text:style-name="P12"><text:span text:style-name="T2"/></text:p>
      <text:p text:style-name="P12"><text:span text:style-name="T2"><text:tab/><text:tab/><text:tab/><text:tab/><text:tab/><text:tab/><text:tab/><text:tab/></text:span><text:span text:style-name="T8">Balansräkning</text:span></text:p>
      <text:p text:style-name="P12"><text:span text:style-name="T8"/></text:p>
      <text:p text:style-name="P12"><text:span text:style-name="T19"><text:tab/><text:tab/><text:tab/><text:tab/><text:tab/><text:tab/><text:tab/><text:tab/><text:tab/><text:tab/><text:tab/><text:tab/><text:tab/></text:span><text:span text:style-name="T30">Period = Utg balans </text:span></text:p>
      <text:p text:style-name="P10"><text:span text:style-name="T27">TILLGÅNGAR</text:span><text:span text:style-name="T28"> </text:span></text:p>
      <text:p text:style-name="P10"><text:span text:style-name="T27"/></text:p>
      <text:p text:style-name="P10"><text:span text:style-name="T27">Anläggningstillgångar</text:span><text:span text:style-name="T28"> </text:span></text:p>
      <text:p text:style-name="P10"><text:span text:style-name="T28">Materiella anläggningstillgångar </text:span></text:p>
      <text:p text:style-name="P10"><text:span text:style-name="T28"><text:s/>1229 Ackumulerade avskrivningar på inventarier och verktyg <text:tab/><text:tab/><text:tab/><text:tab/>-3 223,80 </text:span></text:p>
      <text:p text:style-name="P10"><text:span text:style-name="T28"><text:s/>1250 Datorer <text:tab/><text:tab/><text:tab/><text:tab/><text:tab/><text:tab/><text:tab/><text:tab/><text:tab/><text:tab/><text:tab/><text:tab/><text:tab/>16 119,00</text:span></text:p>
      <text:p text:style-name="P10"><text:span text:style-name="T28">Summa materiella anläggningstillgångar <text:tab/><text:tab/><text:tab/><text:tab/><text:tab/><text:tab/><text:tab/><text:tab/>12 895,20</text:span></text:p>
      <text:p text:style-name="P10"><text:span text:style-name="T27">Summa anläggningstillgångar</text:span><text:span text:style-name="T28"> <text:tab/><text:tab/><text:tab/><text:tab/><text:tab/><text:tab/><text:tab/><text:tab/><text:tab/></text:span><text:span text:style-name="T27">12 895,20</text:span></text:p>
      <text:p text:style-name="P10"><text:span text:style-name="T27"/></text:p>
      <text:p text:style-name="P10"><text:span text:style-name="T27">Omsättningstillgångar</text:span><text:span text:style-name="T28"> </text:span></text:p>
      <text:p text:style-name="P10"><text:span text:style-name="T28">Kortfristiga fordringar </text:span></text:p>
      <text:p text:style-name="P10"><text:span text:style-name="T28"><text:s/>1511 Kundfordringar <text:tab/><text:tab/><text:tab/><text:tab/><text:tab/><text:tab/><text:tab/><text:tab/><text:tab/><text:tab/><text:tab/>25 000,00 </text:span></text:p>
      <text:p text:style-name="P10"><text:span text:style-name="T28"><text:s/>1630 Avräkning för skatter och avgifter (skattekonto) <text:tab/><text:tab/><text:tab/><text:tab/><text:tab/> <text:s text:c="3"/>-353,60</text:span></text:p>
      <text:p text:style-name="P10"><text:span text:style-name="T28">Summa kortfristiga fordringar <text:tab/><text:tab/><text:tab/><text:tab/><text:tab/><text:tab/><text:tab/><text:tab/><text:tab/><text:tab/>24 646,40</text:span></text:p>
      <text:p text:style-name="P10"><text:span text:style-name="T28">Kassa och bank </text:span></text:p>
      <text:p text:style-name="P10"><text:span text:style-name="T28"><text:s/>1940 Bank (övriga konton) <text:tab/><text:tab/><text:tab/><text:tab/><text:tab/><text:tab/><text:tab/><text:tab/><text:tab/> <text:s text:c="8"/>135 960,88</text:span></text:p>
      <text:p text:style-name="P10"><text:span text:style-name="T28">Summa kassa och bank <text:tab/><text:tab/><text:tab/><text:tab/><text:tab/><text:tab/><text:tab/><text:tab/><text:tab/><text:tab/> <text:s text:c="8"/>135 960,88</text:span></text:p>
      <text:p text:style-name="P10"><text:span text:style-name="T27">Summa omsättningstillgångar</text:span><text:span text:style-name="T28"> <text:tab/><text:tab/><text:tab/><text:tab/><text:tab/><text:tab/><text:tab/><text:tab/> <text:s text:c="8"/></text:span><text:span text:style-name="T27">160 607,28</text:span></text:p>
      <text:p text:style-name="P10"><text:span text:style-name="T27"/></text:p>
      <text:p text:style-name="P10"><text:span text:style-name="T27">SUMMA TILLGÅNGAR</text:span><text:span text:style-name="T28"><text:tab/><text:tab/><text:tab/><text:tab/><text:tab/><text:tab/><text:tab/><text:tab/><text:tab/><text:tab/> <text:s text:c="8"/></text:span><text:span text:style-name="T27">173 502,48</text:span></text:p>
      <text:p text:style-name="P10"><text:span text:style-name="T27"/></text:p>
      <text:p text:style-name="P10"><text:span text:style-name="T27">EGET KAPITAL, AVSÄTTNINGAR OCH SKULDER</text:span><text:span text:style-name="T28"> </text:span></text:p>
      <text:p text:style-name="P10"><text:span text:style-name="T27"/></text:p>
      <text:p text:style-name="P10"><text:span text:style-name="T27">Eget kapital</text:span><text:span text:style-name="T28"> </text:span></text:p>
      <text:p text:style-name="P10"><text:span text:style-name="T28"><text:s/>2081 Aktiekapital <text:tab/><text:tab/><text:tab/><text:tab/><text:tab/><text:tab/><text:tab/><text:tab/><text:tab/><text:tab/><text:tab/> <text:s text:c="7"/>-100 000,00 </text:span></text:p>
      <text:p text:style-name="P10"><text:span text:style-name="T28"><text:s/>2099 Årets resultat <text:tab/><text:tab/><text:tab/><text:tab/><text:tab/><text:tab/><text:tab/><text:tab/><text:tab/><text:tab/><text:tab/> <text:s text:c="9"/>-72 819,25</text:span></text:p>
      <text:p text:style-name="P10"><text:span text:style-name="T27">Summa eget kapital</text:span><text:span text:style-name="T28"> <text:tab/><text:tab/><text:tab/><text:tab/><text:tab/><text:tab/><text:tab/><text:tab/><text:tab/><text:tab/> <text:s text:c="7"/></text:span><text:span text:style-name="T27">-172 819,25</text:span></text:p>
      <text:p text:style-name="P10"><text:span text:style-name="T27"/></text:p>
      <text:p text:style-name="P10"><text:span text:style-name="T27">Kortfristiga skulder</text:span><text:span text:style-name="T28"> </text:span></text:p>
      <text:p text:style-name="P10"><text:span text:style-name="T28"><text:s/>2611 Utgående moms på försäljning inom Sverige, oreducerad <text:tab/><text:tab/><text:tab/> -5 000,00 </text:span></text:p>
      <text:p text:style-name="P10"><text:span text:style-name="T28"><text:s/>2641 Debiterad ingående moms <text:tab/><text:tab/><text:tab/><text:tab/><text:tab/><text:tab/><text:tab/><text:tab/><text:tab/> <text:s/>2 320,77</text:span></text:p>
      <text:p text:style-name="P10"><text:span text:style-name="T28"><text:s/>2650 Redovisningskonto för moms <text:tab/><text:tab/><text:tab/><text:tab/><text:tab/><text:tab/><text:tab/><text:tab/><text:tab/> <text:s/>1 996,00</text:span></text:p>
      <text:p text:style-name="P10"><text:span text:style-name="T27">Summa kortfristiga skulder</text:span><text:span text:style-name="T28"><text:tab/><text:tab/><text:tab/><text:tab/><text:tab/><text:tab/><text:tab/><text:tab/><text:tab/><text:tab/> <text:s text:c="3"/></text:span><text:span text:style-name="T27">-683,23</text:span></text:p>
      <text:p text:style-name="P10"><text:span text:style-name="T27"/></text:p>
      <text:p text:style-name="P10"><text:span text:style-name="T27">SUMMA EGET KAPITAL, AVSÄTTNINGAR OCH</text:span><text:span text:style-name="T28"> </text:span><text:span text:style-name="T27">SKULDER</text:span><text:span text:style-name="T28"> <text:tab/><text:tab/><text:tab/> <text:s text:c="7"/></text:span><text:span text:style-name="T27">-173 502,48</text:span><text:span text:style-name="T28"> </text:span></text:p>
      <text:p text:style-name="P13"><text:span text:style-name="T30"/></text:p>
      <text:p text:style-name="P13"><text:span text:style-name="T30">BERÄKNAT RESULTAT</text:span> <text:tab/><text:tab/><text:tab/><text:tab/><text:tab/><text:tab/><text:tab/><text:tab/><text:tab/><text:tab/><text:tab/> <text:s text:c="8"/><text:span text:style-name="T30">0,00</text:span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6"><text:soft-page-break/><text:span text:style-name="T4"/></text:p>
      <text:p text:style-name="P6"><text:span text:style-name="T4">Amber Biosciences AB<text:tab/><text:tab/><text:tab/><text:tab/>Årsredovisning</text:span><text:span text:style-name="T2"><text:tab/><text:tab/><text:tab/><text:tab/>Sida 5</text:span></text:p>
      <text:p text:style-name="P12"><text:span text:style-name="T4">Org.nr: 556755-7763<text:tab/><text:tab/><text:tab/><text:tab/>080411-090430<text:tab/></text:span></text:p>
      <text:p text:style-name="P6"><text:span text:style-name="T4"/></text:p>
      <text:p text:style-name="P6"><text:span text:style-name="T4"/></text:p>
      <text:p text:style-name="P14"><text:span text:style-name="T10">Redovisningsprinciper och noter</text:span></text:p>
      <text:p text:style-name="P6"><text:span text:style-name="T4"/></text:p>
      <text:p text:style-name="P6"><text:span text:style-name="T4"/></text:p>
      <text:p text:style-name="P6"><text:span text:style-name="T2">Årsredovisningen har upprättats i enlighet med Årsredovisningslagen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>Amber Biosciences AB<text:tab/><text:tab/><text:tab/><text:tab/>Årsredovisning</text:span><text:span text:style-name="T2"><text:tab/><text:tab/><text:tab/><text:tab/>Sida 6</text:span></text:p>
      <text:p text:style-name="P9"><text:span text:style-name="T10">Org.nr: 556755-7763<text:tab/><text:tab/><text:tab/><text:tab/>080411-090430<text:tab/>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7">Lund 2009-06-12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9"><text:span text:style-name="T7">Morten Krogh<text:tab/><text:tab/><text:tab/><text:tab/><text:tab/>Björn Canbäck</text:span></text:p>
      <text:p text:style-name="P9"><text:span text:style-name="T7">Verkställande direktör<text:tab/><text:tab/><text:tab/>Styrelseordförande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11"><text:span text:style-name="T7">Revisorspåteckning</text:span></text:p>
      <text:p text:style-name="P9"><text:span text:style-name="T7"/></text:p>
      <text:p text:style-name="P9"><text:span text:style-name="T7">Min revisionsberättelse har avgivits 2009-</text:span></text:p>
      <text:p text:style-name="P9"><text:span text:style-name="T7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1"><text:span text:style-name="T7">Fastställelseintyg</text:span></text:p>
      <text:p text:style-name="P9"><text:span text:style-name="T7"/></text:p>
      <text:p text:style-name="P9"><text:span text:style-name="T7">Undertecknad VD i Amber Biosciences AB intygar, dels att denna kopia av årsredovisningen överensstämmer med originalet, dels att resultaträkningen och balansräkningen fastställts på årsstämma den …………………..</text:span></text:p>
      <text:p text:style-name="P9"><text:span text:style-name="T7">Årsstämman beslöt, att den uppkomna vinsten balanseras i ny räkning.</text:span></text:p>
      <text:p text:style-name="P9"><text:span text:style-name="T7"/></text:p>
      <text:p text:style-name="P9"><text:span text:style-name="T7">Lund den ……….........………..……………..</text:span></text:p>
      <text:p text:style-name="P9"><text:span text:style-name="T7"/></text:p>
      <text:p text:style-name="P9"><text:span text:style-name="T7"/></text:p>
      <text:p text:style-name="P9"><text:span text:style-name="T7">Morten Krogh, verkställande direktö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5T12:23:06</meta:creation-date>
    <dc:date>2009-06-15T15:22:25</dc:date>
    <meta:editing-duration>PT02H59M19S</meta:editing-duration>
    <meta:editing-cycles>23</meta:editing-cycles>
    <meta:generator>NeoOffice/3.0$Unix OpenOffice.org_project/Patch 0</meta:generator>
    <meta:document-statistic meta:table-count="0" meta:image-count="0" meta:object-count="0" meta:page-count="6" meta:paragraph-count="123" meta:word-count="618" meta:character-count="5688"/>
    <meta:user-defined meta:name="Info 1"/>
    <meta:user-defined meta:name="Info 2"/>
    <meta:user-defined meta:name="Info 3"/>
    <meta:user-defined meta:name="Info 4"/>
  </office:meta>
</office:document-meta>
</file>